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Regular" svg:font-family="'Proxima Nova Regular'"/>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05d2b3" officeooo:paragraph-rsid="0005d2b3" style:font-size-asian="14pt" style:font-size-complex="14pt"/>
    </style:style>
    <style:style style:name="P4" style:family="paragraph" style:parent-style-name="Standard">
      <style:text-properties fo:font-size="14pt" officeooo:rsid="0005d2b3" officeooo:paragraph-rsid="0006e3b8" style:font-size-asian="14pt" style:font-size-complex="14pt"/>
    </style:style>
    <style:style style:name="P5" style:family="paragraph" style:parent-style-name="Standard">
      <style:text-properties fo:font-size="14pt" officeooo:rsid="0006e3b8" officeooo:paragraph-rsid="0006e3b8" style:font-size-asian="14pt" style:font-size-complex="14pt"/>
    </style:style>
    <style:style style:name="P6" style:family="paragraph" style:parent-style-name="Standard">
      <style:text-properties fo:font-size="14pt" officeooo:paragraph-rsid="0008e0cb" style:font-size-asian="14pt" style:font-size-complex="14pt"/>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8pt" fo:font-weight="bold" officeooo:rsid="0005d2b3" officeooo:paragraph-rsid="0005d2b3" style:font-size-asian="18pt" style:font-weight-asian="bold" style:font-size-complex="18pt" style:font-weight-complex="bold"/>
    </style:style>
    <style:style style:name="P9" style:family="paragraph" style:parent-style-name="Standard">
      <style:text-properties fo:font-size="18pt" fo:font-weight="bold" officeooo:rsid="0006e3b8" officeooo:paragraph-rsid="0006e3b8" style:font-size-asian="18pt" style:font-weight-asian="bold" style:font-size-complex="18pt" style:font-weight-complex="bold"/>
    </style:style>
    <style:style style:name="P10" style:family="paragraph" style:parent-style-name="Standard">
      <style:text-properties fo:font-size="14pt" officeooo:rsid="0005d2b3" officeooo:paragraph-rsid="0005d2b3" style:font-size-asian="14pt" style:font-size-complex="14pt"/>
    </style:style>
    <style:style style:name="P11" style:family="paragraph" style:parent-style-name="Standard">
      <style:text-properties fo:font-size="14pt" officeooo:rsid="0005d2b3" officeooo:paragraph-rsid="00112616" style:font-size-asian="14pt" style:font-size-complex="14pt"/>
    </style:style>
    <style:style style:name="P12" style:family="paragraph" style:parent-style-name="Standard">
      <style:text-properties fo:font-size="14pt" officeooo:rsid="00112616" officeooo:paragraph-rsid="00112616" style:font-size-asian="14pt" style:font-size-complex="14pt"/>
    </style:style>
    <style:style style:name="P13" style:family="paragraph" style:parent-style-name="Standard">
      <style:text-properties fo:font-size="14pt" officeooo:paragraph-rsid="00112616" style:font-size-asian="14pt" style:font-size-complex="14pt"/>
    </style:style>
    <style:style style:name="P14" style:family="paragraph" style:parent-style-name="Standard">
      <style:paragraph-properties fo:margin-left="0cm" fo:margin-right="0cm" fo:margin-top="0cm" fo:margin-bottom="0cm" style:contextual-spacing="false" fo:line-height="100%" fo:text-align="start" style:justify-single-word="false" fo:widows="2" fo:text-indent="0cm" style:auto-text-indent="false"/>
      <style:text-properties fo:color="#000000" loext:opacity="100%" style:font-name="Arial" fo:font-size="12pt" fo:language="en" fo:country="GB" officeooo:paragraph-rsid="000d625b" style:font-name-asian="Proxima Nova Regular" style:font-size-asian="12pt" style:font-name-complex="Proxima Nova Regular"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widows="2" fo:text-indent="0cm" style:auto-text-indent="false" style:writing-mode="lr-tb"/>
      <style:text-properties fo:color="#000000" loext:opacity="100%" style:font-name="Arial" fo:font-size="12pt" fo:language="en" fo:country="GB" officeooo:paragraph-rsid="000d625b" style:font-name-asian="Proxima Nova Regular" style:font-size-asian="12pt" style:font-name-complex="Proxima Nova Regular"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widows="2" fo:text-indent="0cm" style:auto-text-indent="false"/>
      <style:text-properties fo:color="#000000" loext:opacity="100%" style:font-name="Arial" fo:font-size="12pt" fo:language="en" fo:country="GB" officeooo:paragraph-rsid="000f3293" style:font-name-asian="Proxima Nova Regular" style:font-size-asian="12pt" style:font-name-complex="Proxima Nova Regular" style:font-size-complex="12pt"/>
    </style:style>
    <style:style style:name="P17" style:family="paragraph" style:parent-style-name="Standard">
      <style:paragraph-properties fo:margin-left="0cm" fo:margin-right="0cm" fo:margin-top="0cm" fo:margin-bottom="0cm" style:contextual-spacing="false" fo:line-height="100%" fo:text-align="start" style:justify-single-word="false" fo:widows="2" fo:text-indent="0cm" style:auto-text-indent="false" style:writing-mode="lr-tb"/>
      <style:text-properties fo:color="#000000" loext:opacity="100%" style:font-name="Arial" fo:font-size="12pt" fo:language="en" fo:country="GB" officeooo:paragraph-rsid="000f3293" style:font-name-asian="Proxima Nova Regular" style:font-size-asian="12pt" style:font-name-complex="Proxima Nova Regular" style:font-size-complex="12pt"/>
    </style:style>
    <style:style style:name="P18" style:family="paragraph" style:parent-style-name="Standard">
      <style:paragraph-properties fo:margin-left="0cm" fo:margin-right="0cm" fo:margin-top="0cm" fo:margin-bottom="0cm" style:contextual-spacing="false" fo:line-height="100%" fo:text-align="start" style:justify-single-word="false" fo:widows="2" fo:text-indent="0cm" style:auto-text-indent="false"/>
      <style:text-properties fo:color="#000000" loext:opacity="100%" style:font-name="Arial" fo:font-size="12pt" fo:language="en" fo:country="GB" officeooo:paragraph-rsid="00112616" style:font-name-asian="Proxima Nova Regular" style:font-size-asian="12pt" style:font-name-complex="Proxima Nova Regular" style:font-size-complex="12pt"/>
    </style:style>
    <style:style style:name="P19" style:family="paragraph" style:parent-style-name="Standard">
      <style:paragraph-properties fo:margin-left="0cm" fo:margin-right="0cm" fo:margin-top="0cm" fo:margin-bottom="0cm" style:contextual-spacing="false" fo:line-height="100%" fo:text-align="start" style:justify-single-word="false" fo:widows="2" fo:text-indent="0cm" style:auto-text-indent="false"/>
      <style:text-properties fo:color="#000000" loext:opacity="100%" style:font-name="Arial" fo:font-size="12pt" fo:language="en" fo:country="GB" officeooo:rsid="000f3293" officeooo:paragraph-rsid="000f3293" style:font-name-asian="Proxima Nova Regular" style:font-size-asian="12pt" style:font-name-complex="Proxima Nova Regular" style:font-size-complex="12pt"/>
    </style:style>
    <style:style style:name="P20" style:family="paragraph" style:parent-style-name="Standard">
      <style:paragraph-properties fo:margin-left="0cm" fo:margin-right="0cm" fo:margin-top="0cm" fo:margin-bottom="0cm" style:contextual-spacing="false" fo:line-height="100%" fo:text-align="start" style:justify-single-word="false" fo:widows="2" fo:text-indent="0cm" style:auto-text-indent="false"/>
      <style:text-properties fo:color="#000000" loext:opacity="100%" style:font-name="Arial" fo:font-size="12pt" fo:language="en" fo:country="GB" officeooo:rsid="00112616" officeooo:paragraph-rsid="00112616" style:font-name-asian="Proxima Nova Regular" style:font-size-asian="12pt" style:font-name-complex="Proxima Nova Regular" style:font-size-complex="12pt"/>
    </style:style>
    <style:style style:name="P21" style:family="paragraph" style:parent-style-name="Standard">
      <style:text-properties fo:font-size="18pt" fo:font-weight="bold" officeooo:rsid="000d625b" officeooo:paragraph-rsid="000d625b" style:font-size-asian="18pt" style:font-weight-asian="bold" style:font-size-complex="18pt" style:font-weight-complex="bold"/>
    </style:style>
    <style:style style:name="P22" style:family="paragraph" style:parent-style-name="Standard">
      <style:text-properties fo:font-size="18pt" fo:font-weight="bold" officeooo:rsid="000f3293" officeooo:paragraph-rsid="000f3293" style:font-size-asian="18pt" style:font-weight-asian="bold" style:font-size-complex="18pt" style:font-weight-complex="bold"/>
    </style:style>
    <style:style style:name="T1" style:family="text">
      <style:text-properties officeooo:rsid="0005d2b3"/>
    </style:style>
    <style:style style:name="T2" style:family="text">
      <style:text-properties fo:font-weight="bold" style:font-weight-asian="bold" style:font-weight-complex="bold"/>
    </style:style>
    <style:style style:name="T3" style:family="text">
      <style:text-properties officeooo:rsid="0006e3b8"/>
    </style:style>
    <style:style style:name="T4" style:family="text">
      <style:text-properties officeooo:rsid="0008e0cb"/>
    </style:style>
    <style:style style:name="T5" style:family="text">
      <style:text-properties officeooo:rsid="0009a2d6"/>
    </style:style>
    <style:style style:name="T6" style:family="text">
      <style:text-properties officeooo:rsid="000cbfda"/>
    </style:style>
    <style:style style:name="T7" style:family="text">
      <style:text-properties officeooo:rsid="000cce89"/>
    </style:style>
    <style:style style:name="T8" style:family="text">
      <style:text-properties officeooo:rsid="000d625b"/>
    </style:style>
    <style:style style:name="T9" style:family="text">
      <style:text-properties officeooo:rsid="000f3293"/>
    </style:style>
    <style:style style:name="T10" style:family="text">
      <style:text-properties officeooo:rsid="00112616"/>
    </style:style>
    <style:style style:name="T11" style:family="text">
      <style:text-properties officeooo:rsid="0011ba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troduction</text:p>
      <text:p text:style-name="P2"/>
      <text:p text:style-name="P2">This is an auction app that allows users to login, list items, and then bid and make comments on <text:span text:style-name="T4">listings</text:span>. It's designed to use either MySQL or SQLite database and is implemented using Django and Python, with a User interface written in SCSS/CSS</text:p>
      <text:p text:style-name="P2"/>
      <text:p text:style-name="P8">Database</text:p>
      <text:p text:style-name="P2">The database forms the backbone of the app so <text:span text:style-name="T5">b</text:span>efore I did any coding, I analysed the <text:span text:style-name="T5">relationships </text:span>between the entites <text:span text:style-name="T1">that </text:span>you <text:span text:style-name="T1">might</text:span> expect to need in an auction site like this </text:p>
      <text:p text:style-name="P2"/>
      <text:p text:style-name="P1">(Bring up the ERD)</text:p>
      <text:p text:style-name="P2">Here Im Identifying all the entities and the relations between them as well as the attributes you would need to fullfill the needs of <text:span text:style-name="T1">the R</text:span>equirements <text:span text:style-name="T1">S</text:span>pecification</text:p>
      <text:p text:style-name="P2"/>
      <text:p text:style-name="P2">(<text:span text:style-name="T2">Bring Up the Logical Model)</text:span></text:p>
      <text:p text:style-name="P2">In the Next step I used MySQL Workbench to create the Logical Model where the design is further refined and the attributes are more specifically defined. This also allows further analysis of Foreign Keys between tables and identifying how to handle Many-to-Many relationships. Django has a specific way of handling <text:span text:style-name="T1">these aspects of the database</text:span> so it was important to be <text:span text:style-name="T1">pay careful attention to</text:span> th<text:span text:style-name="T1">is</text:span> from the start.</text:p>
      <text:p text:style-name="P6"/>
      <text:p text:style-name="P6"><text:span text:style-name="T4">Here</text:span><text:span text:style-name="T1">, the Watchlists table maps to a Many-To-Many field of the User Model and the other tables map to python Models of the same name.</text:span></text:p>
      <text:p text:style-name="P2"/>
      <text:p text:style-name="P8">Restart</text:p>
      <text:p text:style-name="P2">(Bring the app back up <text:span text:style-name="T1">Restart</text:span>)</text:p>
      <text:p text:style-name="P3">When I was developing the app I created a Path that allows the database to be set to various <text:span text:style-name="T6">baseline </text:span>states <text:span text:style-name="T6">allowing</text:span> <text:s/>the testing and debugging go smoother. This top button will populate the database with data <text:span text:style-name="T6">as though app was active; with users making listings, bidding on items and making comments</text:span>. </text:p>
      <text:p text:style-name="P3"/>
      <text:p text:style-name="P3"/>
      <text:p text:style-name="P8">User Interface</text:p>
      <text:p text:style-name="P3">(load Default Route)</text:p>
      <text:p text:style-name="P3">Its important that the database provides accurate data, but its <text:span text:style-name="T6">equally</text:span> important that its <text:span text:style-name="T6">presented</text:span> in a way that the User can easily understand <text:span text:style-name="T7">and has</text:span><text:span text:style-name="T6"> a </text:span>user friendly <text:span text:style-name="T6">environment</text:span>. <text:span text:style-name="T8">The</text:span><text:span text:style-name="T6"> user interface is </text:span><text:span text:style-name="T8">something I considered from the start and Its </text:span><text:span text:style-name="T6">written in</text:span> CSS <text:span text:style-name="T8">an</text:span><text:span text:style-name="T6">d SASS. </text:span>Ive gone for a fun summer lime type of affair, because why not.</text:p>
      <text:p text:style-name="P3"/>
      <text:p text:style-name="P3"/>
      <text:p text:style-name="P3"/>
      <text:p text:style-name="P8"><text:soft-page-break/>Active Listing Page <text:span text:style-name="T9">(Requirement 3)</text:span></text:p>
      <text:p text:style-name="P3">The default route takes us to the listing page where all the active listings are displayed, <text:span text:style-name="T8">with a panel on</text:span> the <text:span text:style-name="T8">lefthand side where a user can</text:span> filter the listings . <text:span text:style-name="T10">Clicking on any of these will load a page which shows all the details about this item.</text:span></text:p>
      <text:p text:style-name="P3">(Demonstrate)</text:p>
      <text:p text:style-name="P3"/>
      <text:p text:style-name="P22">Create A Listing (Requirement 1)</text:p>
      <text:p text:style-name="P16"><text:tab/><text:tab/>Metal Zone</text:p>
      <text:p text:style-name="P17"><text:tab/><text:tab/></text:p>
      <text:p text:style-name="P16"><text:tab/><text:tab/>Everything you need to sound exacly like Eddie Van Halen</text:p>
      <text:p text:style-name="P18"><text:tab/><text:tab/><text:a xlink:type="simple" xlink:href="https://i.imgur.com/jkeDHx3.jpeg" text:style-name="Internet_20_link" text:visited-style-name="Visited_20_Internet_20_Link">https://i.imgur.com/jkeDHx3.jpeg</text:a></text:p>
      <text:p text:style-name="P18"/>
      <text:p text:style-name="P20">If the user clicks ‘Sell Item’ they will be taken to a page where they can create a listing. We’re going to list this item here</text:p>
      <text:p text:style-name="P20">(Load Metal Zone Picture)</text:p>
      <text:p text:style-name="P20">To save time ive already filled in the form)</text:p>
      <text:p text:style-name="P20">(Switch to filled in form)</text:p>
      <text:p text:style-name="P20">When I click List Item, the listing is made and it appears at the top of the Active Listings Page.</text:p>
      <text:p text:style-name="P20"/>
      <text:p text:style-name="P19"/>
      <text:p text:style-name="P8">Listing Page</text:p>
      <text:p text:style-name="P3"/>
      <text:p text:style-name="P11">Clicking on a listings will load that listings full details. When a user is logged in they can bid on an item add it to their watchlist or unwatch it and if they’re the owner of the listing they can end the auction</text:p>
      <text:p text:style-name="P3"/>
      <text:p text:style-name="P12">(Demonstrate)</text:p>
      <text:p text:style-name="P12">Watch (Show Item in Watchlist) (requ 5)</text:p>
      <text:p text:style-name="P12">Unwatch (Show Item Removed from Watchlist) (req 5)</text:p>
      <text:p text:style-name="P12">Clicking on watchlist item loads that listings page</text:p>
      <text:p text:style-name="P13"><text:span text:style-name="T10">Bid on Phaser $20 (Automatically Added to watchlist)</text:span></text:p>
      <text:p text:style-name="P3"/>
      <text:p text:style-name="P8">Watchlist <text:span text:style-name="T11">(req 5)</text:span></text:p>
      <text:p text:style-name="P3">The user can add listings to their watchlist and when they bid on an item, it is automatically added to their watchlist.</text:p>
      <text:p text:style-name="P3"/>
      <text:p text:style-name="P8">Listing Winner</text:p>
      <text:p text:style-name="P5">(turkle make high bid on Phaser)</text:p>
      <text:p text:style-name="P5">(pepe close Phaser auction)</text:p>
      <text:p text:style-name="P5">(turkle load watchlist and go to Phaser Listing)</text:p>
      <text:p text:style-name="P3">When a listing finishes, the user will be given a message when they visit the listing page and an email is sent to the user who made the listing telling them that the item sold and to the winner telling them that they have won.</text:p>
      <text:p text:style-name="P3"/>
      <text:p text:style-name="P9"><text:soft-page-break/>Email</text:p>
      <text:p text:style-name="P4">(Open email client)</text:p>
      <text:p text:style-name="P3"><text:s/><text:span text:style-name="T3">For demonstation Ive configured it so that both emails are sent to the same email account and you can see them here.</text:span></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Proxima Nova Regular" svg:font-family="'Proxima Nova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5T17:41:15.732379800</meta:creation-date>
    <dc:date>2023-08-16T15:12:32.117663318</dc:date>
    <meta:editing-duration>PT4H3M42S</meta:editing-duration>
    <meta:editing-cycles>11</meta:editing-cycles>
    <meta:generator>LibreOffice/7.5.5.2$Linux_X86_64 LibreOffice_project/ca8fe7424262805f223b9a2334bc7181abbcbf5e</meta:generator>
    <meta:print-date>2023-08-16T14:10:44.647022855</meta:print-date>
    <meta:document-statistic meta:table-count="0" meta:image-count="0" meta:object-count="0" meta:page-count="3" meta:paragraph-count="45" meta:word-count="661" meta:character-count="3731" meta:non-whitespace-character-count="3102"/>
  </office:meta>
</office:document-meta>
</file>